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as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udent<text:s/></text:p>
          </table:table-cell>
          <table:table-cell office:value-type="string" table:style-name="ce1">
            <text:p>Score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95" table:formula="of:=MAX([.B3:.B12])" table:style-name="ce1">
            <text:p>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Minumum</text:p>
          </table:table-cell>
          <table:table-cell office:value-type="float" office:value="65" table:formula="of:=MIN([.B3:.B12])" table:style-name="ce1">
            <text:p>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Range</text:p>
          </table:table-cell>
          <table:table-cell office:value-type="float" office:value="30" table:formula="of:=MAX([.B2:.B12])-MIN([.B2:.B12])" table:style-name="ce1">
            <text:p>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8.5" table:formula="of:=AVERAGE(([.B2:.B12]))" table:style-name="ce1">
            <text:p>78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Median<text:s/></text:p>
          </table:table-cell>
          <table:table-cell office:value-type="float" office:value="77.5" table:formula="of:=MEDIAN([.B2:.B12])" table:style-name="ce1">
            <text:p>77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Mode</text:p>
          </table:table-cell>
          <table:table-cell office:value-type="float" office:value="70" table:formula="of:=MODE([.B2:.B12])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udent 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tandard Deviation</text:p>
          </table:table-cell>
          <table:table-cell table:style-name="ce1"/>
          <table:table-cell office:value-type="float" office:value="8.9582364335844584" table:formula="of:=STDEVP([.B2:.B12])" table:style-name="ce1">
            <text:p>8.9582364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dent 7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8</text:p>
          </table:table-cell>
          <table:table-cell office:value-type="float" office:value="80" table:style-name="ce1">
            <text:p>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9</text:p>
          </table:table-cell>
          <table:table-cell office:value-type="float" office:value="95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udent 10</text:p>
          </table:table-cell>
          <table:table-cell office:value-type="float" office:value="70" table:style-name="ce1">
            <text:p>70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alondra martinez</meta:initial-creator>
    <dc:creator>alondra martinez</dc:creator>
    <meta:creation-date>2026-03-25T18:59:00Z</meta:creation-date>
    <dc:date>2026-03-25T20:23:45Z</dc:date>
  </office:meta>
</office:document-meta>
</file>